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4.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3.25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65cm" svg:height="6.5cm" svg:x="8.45cm" svg:y="10.7cm">
          <text:p text:style-name="P1"><text:span text:style-name="T1">Diário</text:span></text:p>
          <text:p text:style-name="P1"><text:span text:style-name="T1"/></text:p>
          <text:p text:style-name="P2"><text:span text:style-name="T2">→ </text:span><text:span text:style-name="T2">frequência</text:span></text:p>
          <text:p text:style-name="P2"><text:span text:style-name="T2">→ </text:span><text:span text:style-name="T2">notas</text:span></text:p>
          <text:p text:style-name="P2"><text:span text:style-name="T2">→ </text:span><text:span text:style-name="T2">conteúdos</text:span></text:p>
          <text:p text:style-name="P2"><text:span text:style-name="T2">→ </text:span><text:span text:style-name="T2">relatóri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7.1cm" svg:y="13.95cm">
          <text:p text:style-name="P3">Alunos (+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5.35cm" svg:y="12.55cm">
          <text:p text:style-name="P3">Turm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4.1cm" svg:y="11.15cm">
          <text:p text:style-name="P3">Ano Esc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2.85cm" svg:y="9.7cm">
          <text:p text:style-name="P3">Disciplin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11.35cm" svg:y="8.2cm">
          <text:p text:style-name="P3">Profes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5cm" svg:height="1.75cm" svg:x="10.35cm" svg:y="6.7cm">
          <text:p text:style-name="P1"><text:span text:style-name="T3">Escol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75cm" svg:height="1.75cm" svg:x="8.6cm" svg:y="5.2cm">
          <text:p text:style-name="P3">Distri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3T19:21:29.950000000</meta:creation-date>
    <dc:date>2022-11-23T20:39:07.398000000</dc:date>
    <meta:editing-duration>PT57M6S</meta:editing-duration>
    <meta:editing-cycles>1</meta:editing-cycles>
    <meta:document-statistic meta:object-count="8"/>
    <meta:generator>LibreOffice/7.0.0.3$Windows_X86_64 LibreOffice_project/8061b3e9204bef6b321a21033174034a5e2ea88e</meta:generator>
  </office:meta>
</office:document-meta>
</file>